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1709in"/>
    </style:style>
    <style:style style:name="ro1" style:family="table-row">
      <style:table-row-properties style:row-height="0.3508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5846in" fo:break-before="auto" style:use-optimal-row-height="false"/>
    </style:style>
    <style:style style:name="ro5" style:family="table-row">
      <style:table-row-properties style:row-height="0.0138in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省</text:p>
          </table:table-cell>
          <table:table-cell office:value-type="string">
            <text:p>市</text:p>
          </table:table-cell>
          <table:table-cell office:value-type="string">
            <text:p>区/县</text:p>
          </table:table-cell>
          <table:table-cell office:value-type="string">
            <text:p>镇/乡/街道</text:p>
          </table:table-cell>
          <table:table-cell office:value-type="string">
            <text:p>村</text:p>
          </table:table-cell>
          <table:table-cell office:value-type="string">
            <text:p>主营产品</text:p>
          </table:table-cell>
          <table:table-cell table:number-columns-repeated="1018"/>
        </table:table-row>
        <table:table-row table:style-name="ro2">
          <table:table-cell office:value-type="string">
            <text:p>福建省</text:p>
          </table:table-cell>
          <table:table-cell office:value-type="string">
            <text:p>福州市</text:p>
          </table:table-cell>
          <table:table-cell office:value-type="string">
            <text:p>闽侯县</text:p>
          </table:table-cell>
          <table:table-cell office:value-type="string">
            <text:p>上街镇</text:p>
          </table:table-cell>
          <table:table-cell office:value-type="string">
            <text:p>建平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龙岩市</text:p>
          </table:table-cell>
          <table:table-cell office:value-type="string">
            <text:p>新罗区</text:p>
          </table:table-cell>
          <table:table-cell office:value-type="string">
            <text:p>小池镇</text:p>
          </table:table-cell>
          <table:table-cell office:value-type="string">
            <text:p>培斜村</text:p>
          </table:table-cell>
          <table:table-cell office:value-type="string">
            <text:p>竹席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涵江区</text:p>
          </table:table-cell>
          <table:table-cell office:value-type="string">
            <text:p>梧塘镇</text:p>
          </table:table-cell>
          <table:table-cell office:value-type="string">
            <text:p>松东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荔城区</text:p>
          </table:table-cell>
          <table:table-cell office:value-type="string">
            <text:p>黄石镇</text:p>
          </table:table-cell>
          <table:table-cell office:value-type="string">
            <text:p>清前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荔城区</text:p>
          </table:table-cell>
          <table:table-cell office:value-type="string">
            <text:p>黄石镇</text:p>
          </table:table-cell>
          <table:table-cell office:value-type="string">
            <text:p>西洪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荔城区</text:p>
          </table:table-cell>
          <table:table-cell office:value-type="string">
            <text:p>新度镇</text:p>
          </table:table-cell>
          <table:table-cell office:value-type="string">
            <text:p>东郊村</text:p>
          </table:table-cell>
          <table:table-cell office:value-type="string">
            <text:p>女装、男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仙游县</text:p>
          </table:table-cell>
          <table:table-cell office:value-type="string">
            <text:p>榜头镇</text:p>
          </table:table-cell>
          <table:table-cell office:value-type="string">
            <text:p>坝下村</text:p>
          </table:table-cell>
          <table:table-cell office:value-type="string">
            <text:p>木雕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仙游县</text:p>
          </table:table-cell>
          <table:table-cell office:value-type="string">
            <text:p>榜头镇</text:p>
          </table:table-cell>
          <table:table-cell office:value-type="string">
            <text:p>泉山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仙游县</text:p>
          </table:table-cell>
          <table:table-cell office:value-type="string">
            <text:p>榜头镇</text:p>
          </table:table-cell>
          <table:table-cell office:value-type="string">
            <text:p>紫泽村</text:p>
          </table:table-cell>
          <table:table-cell office:value-type="string">
            <text:p>木雕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仙游县</text:p>
          </table:table-cell>
          <table:table-cell office:value-type="string">
            <text:p>枫亭镇</text:p>
          </table:table-cell>
          <table:table-cell office:value-type="string">
            <text:p>海安村</text:p>
          </table:table-cell>
          <table:table-cell office:value-type="string">
            <text:p>服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莆田市</text:p>
          </table:table-cell>
          <table:table-cell office:value-type="string">
            <text:p>秀屿区</text:p>
          </table:table-cell>
          <table:table-cell office:value-type="string">
            <text:p>东峤镇</text:p>
          </table:table-cell>
          <table:table-cell office:value-type="string">
            <text:p>上塘村</text:p>
          </table:table-cell>
          <table:table-cell office:value-type="string">
            <text:p>饰品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安溪县</text:p>
          </table:table-cell>
          <table:table-cell office:value-type="string">
            <text:p>尚卿乡</text:p>
          </table:table-cell>
          <table:table-cell office:value-type="string">
            <text:p>翰卿村</text:p>
          </table:table-cell>
          <table:table-cell office:value-type="string">
            <text:p>藤铁家具、工艺品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安溪县</text:p>
          </table:table-cell>
          <table:table-cell office:value-type="string">
            <text:p>尚卿乡</text:p>
          </table:table-cell>
          <table:table-cell office:value-type="string">
            <text:p>翰苑村</text:p>
          </table:table-cell>
          <table:table-cell office:value-type="string">
            <text:p>藤铁家具、工艺品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安溪县</text:p>
          </table:table-cell>
          <table:table-cell office:value-type="string">
            <text:p>尚卿乡</text:p>
          </table:table-cell>
          <table:table-cell office:value-type="string">
            <text:p>新楼村</text:p>
          </table:table-cell>
          <table:table-cell office:value-type="string">
            <text:p>藤铁家具、工艺品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安溪县</text:p>
          </table:table-cell>
          <table:table-cell office:value-type="string">
            <text:p>尚卿乡</text:p>
          </table:table-cell>
          <table:table-cell office:value-type="string">
            <text:p>灶坑村</text:p>
          </table:table-cell>
          <table:table-cell office:value-type="string">
            <text:p>藤铁家具、工艺品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安溪县</text:p>
          </table:table-cell>
          <table:table-cell office:value-type="string">
            <text:p>尚卿乡</text:p>
          </table:table-cell>
          <table:table-cell office:value-type="string">
            <text:p>灶美村</text:p>
          </table:table-cell>
          <table:table-cell office:value-type="string">
            <text:p>藤铁家具、工艺品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德化县</text:p>
          </table:table-cell>
          <table:table-cell office:value-type="string">
            <text:p>龙浔镇</text:p>
          </table:table-cell>
          <table:table-cell office:value-type="string">
            <text:p>宝美村</text:p>
          </table:table-cell>
          <table:table-cell office:value-type="string">
            <text:p>陶瓷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德化县</text:p>
          </table:table-cell>
          <table:table-cell office:value-type="string">
            <text:p>浔中镇</text:p>
          </table:table-cell>
          <table:table-cell office:value-type="string">
            <text:p>浔中村</text:p>
          </table:table-cell>
          <table:table-cell office:value-type="string">
            <text:p>陶瓷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晋江市</text:p>
          </table:table-cell>
          <table:table-cell office:value-type="string">
            <text:p>陈埭镇</text:p>
          </table:table-cell>
          <table:table-cell office:value-type="string">
            <text:p>高坑村</text:p>
          </table:table-cell>
          <table:table-cell office:value-type="string">
            <text:p>鞋、跑步机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晋江市</text:p>
          </table:table-cell>
          <table:table-cell office:value-type="string">
            <text:p>陈埭镇</text:p>
          </table:table-cell>
          <table:table-cell office:value-type="string">
            <text:p>仙石村</text:p>
          </table:table-cell>
          <table:table-cell office:value-type="string">
            <text:p>鞋、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晋江市</text:p>
          </table:table-cell>
          <table:table-cell office:value-type="string">
            <text:p>磁灶镇</text:p>
          </table:table-cell>
          <table:table-cell office:value-type="string">
            <text:p>张林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晋江市</text:p>
          </table:table-cell>
          <table:table-cell office:value-type="string">
            <text:p>龙湖镇</text:p>
          </table:table-cell>
          <table:table-cell office:value-type="string">
            <text:p>梧坑村</text:p>
          </table:table-cell>
          <table:table-cell office:value-type="string">
            <text:p>服饰、鞋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晋江市</text:p>
          </table:table-cell>
          <table:table-cell office:value-type="string">
            <text:p>永和镇</text:p>
          </table:table-cell>
          <table:table-cell office:value-type="string">
            <text:p>旦厝村</text:p>
          </table:table-cell>
          <table:table-cell office:value-type="string">
            <text:p>服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晋江市</text:p>
          </table:table-cell>
          <table:table-cell office:value-type="string">
            <text:p>永和镇</text:p>
          </table:table-cell>
          <table:table-cell office:value-type="string">
            <text:p>玉湖村</text:p>
          </table:table-cell>
          <table:table-cell office:value-type="string">
            <text:p>户外用品、服装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南安市</text:p>
          </table:table-cell>
          <table:table-cell office:value-type="string">
            <text:p>丰州镇</text:p>
          </table:table-cell>
          <table:table-cell office:value-type="string">
            <text:p>素雅村</text:p>
          </table:table-cell>
          <table:table-cell office:value-type="string">
            <text:p>鞋、数码配件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南安市</text:p>
          </table:table-cell>
          <table:table-cell office:value-type="string">
            <text:p>乐峰镇</text:p>
          </table:table-cell>
          <table:table-cell office:value-type="string">
            <text:p>飞云村</text:p>
          </table:table-cell>
          <table:table-cell office:value-type="string">
            <text:p>运动鞋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南安市</text:p>
          </table:table-cell>
          <table:table-cell office:value-type="string">
            <text:p>霞美镇</text:p>
          </table:table-cell>
          <table:table-cell office:value-type="string">
            <text:p>长福村</text:p>
          </table:table-cell>
          <table:table-cell office:value-type="string">
            <text:p>对讲机</text:p>
          </table:table-cell>
          <table:table-cell table:number-columns-repeated="1018"/>
        </table:table-row>
        <table:table-row table:style-name="ro3">
          <table:table-cell office:value-type="string">
            <text:p>福建省</text:p>
          </table:table-cell>
          <table:table-cell office:value-type="string">
            <text:p>泉州市</text:p>
          </table:table-cell>
          <table:table-cell office:value-type="string">
            <text:p>石狮市</text:p>
          </table:table-cell>
          <table:table-cell office:value-type="string">
            <text:p>永宁镇</text:p>
          </table:table-cell>
          <table:table-cell office:value-type="string">
            <text:p>前埔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潮州市</text:p>
          </table:table-cell>
          <table:table-cell office:value-type="string">
            <text:p>饶平县</text:p>
          </table:table-cell>
          <table:table-cell office:value-type="string">
            <text:p>钱东镇</text:p>
          </table:table-cell>
          <table:table-cell office:value-type="string">
            <text:p>上浮山村</text:p>
          </table:table-cell>
          <table:table-cell office:value-type="string">
            <text:p>零食、沙发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佛山市</text:p>
          </table:table-cell>
          <table:table-cell office:value-type="string">
            <text:p>禅城区</text:p>
          </table:table-cell>
          <table:table-cell office:value-type="string">
            <text:p>南庄镇</text:p>
          </table:table-cell>
          <table:table-cell office:value-type="string">
            <text:p>吉利村</text:p>
          </table:table-cell>
          <table:table-cell office:value-type="string">
            <text:p>笔记本电脑、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佛山市</text:p>
          </table:table-cell>
          <table:table-cell office:value-type="string">
            <text:p>禅城区</text:p>
          </table:table-cell>
          <table:table-cell office:value-type="string">
            <text:p>南庄镇</text:p>
          </table:table-cell>
          <table:table-cell office:value-type="string">
            <text:p>溶洲村</text:p>
          </table:table-cell>
          <table:table-cell office:value-type="string">
            <text:p>瓷砖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佛山市</text:p>
          </table:table-cell>
          <table:table-cell office:value-type="string">
            <text:p>南海区</text:p>
          </table:table-cell>
          <table:table-cell office:value-type="string">
            <text:p>里水镇</text:p>
          </table:table-cell>
          <table:table-cell office:value-type="string">
            <text:p>洲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佛山市</text:p>
          </table:table-cell>
          <table:table-cell office:value-type="string">
            <text:p>顺德区</text:p>
          </table:table-cell>
          <table:table-cell office:value-type="string">
            <text:p>乐从镇</text:p>
          </table:table-cell>
          <table:table-cell office:value-type="string">
            <text:p>大闸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京溪街</text:p>
          </table:table-cell>
          <table:table-cell office:value-type="string">
            <text:p>犀牛角村</text:p>
          </table:table-cell>
          <table:table-cell office:value-type="string">
            <text:p>服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人和镇</text:p>
          </table:table-cell>
          <table:table-cell office:value-type="string">
            <text:p>鹤亭村</text:p>
          </table:table-cell>
          <table:table-cell office:value-type="string">
            <text:p>皮具</text:p>
          </table:table-cell>
          <table:table-cell table:number-columns-repeated="1018"/>
        </table:table-row>
        <table:table-row table:style-name="ro4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大源村</text:p>
          </table:table-cell>
          <table:table-cell office:value-type="string">
            <text:p>服装</text:p>
          </table:table-cell>
          <table:table-cell table:number-columns-repeated="1018"/>
        </table:table-row>
        <table:table-row table:style-name="ro3" table:visibility="collapse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南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 table:visibility="collapse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南岭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5">
          <table:table-cell office:value-type="string">
            <text:p>广东省</text:p>
          </table:table-cell>
          <table:table-cell table:number-columns-repeated="1023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石湖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田心村</text:p>
          </table:table-cell>
          <table:table-cell office:value-type="string">
            <text:p>隔音材料、女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夏良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白云区</text:p>
          </table:table-cell>
          <table:table-cell office:value-type="string">
            <text:p>太和镇</text:p>
          </table:table-cell>
          <table:table-cell office:value-type="string">
            <text:p>永兴村</text:p>
          </table:table-cell>
          <table:table-cell office:value-type="string">
            <text:p>数码配件、汽车零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番禺区</text:p>
          </table:table-cell>
          <table:table-cell office:value-type="string">
            <text:p>南村镇</text:p>
          </table:table-cell>
          <table:table-cell office:value-type="string">
            <text:p>坑头村</text:p>
          </table:table-cell>
          <table:table-cell office:value-type="string">
            <text:p>饰品、户外用品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番禺区</text:p>
          </table:table-cell>
          <table:table-cell office:value-type="string">
            <text:p>南村镇</text:p>
          </table:table-cell>
          <table:table-cell office:value-type="string">
            <text:p>里仁洞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番禺区</text:p>
          </table:table-cell>
          <table:table-cell office:value-type="string">
            <text:p>南村镇</text:p>
          </table:table-cell>
          <table:table-cell office:value-type="string">
            <text:p>樟边村</text:p>
          </table:table-cell>
          <table:table-cell office:value-type="string">
            <text:p>游艺机、家电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花都区</text:p>
          </table:table-cell>
          <table:table-cell office:value-type="string">
            <text:p>狮岭镇</text:p>
          </table:table-cell>
          <table:table-cell office:value-type="string">
            <text:p>合成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花都区</text:p>
          </table:table-cell>
          <table:table-cell office:value-type="string">
            <text:p>狮岭镇</text:p>
          </table:table-cell>
          <table:table-cell office:value-type="string">
            <text:p>新扬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花都区</text:p>
          </table:table-cell>
          <table:table-cell office:value-type="string">
            <text:p>狮岭镇</text:p>
          </table:table-cell>
          <table:table-cell office:value-type="string">
            <text:p>益群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白江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白石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东洲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甘涌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久裕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坭紫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上邵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新何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广州市</text:p>
          </table:table-cell>
          <table:table-cell office:value-type="string">
            <text:p>增城市</text:p>
          </table:table-cell>
          <table:table-cell office:value-type="string">
            <text:p>新塘镇</text:p>
          </table:table-cell>
          <table:table-cell office:value-type="string">
            <text:p>瑶田村</text:p>
          </table:table-cell>
          <table:table-cell office:value-type="string">
            <text:p>牛仔裤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河源市</text:p>
          </table:table-cell>
          <table:table-cell office:value-type="string">
            <text:p>龙川县</text:p>
          </table:table-cell>
          <table:table-cell office:value-type="string">
            <text:p>老隆镇</text:p>
          </table:table-cell>
          <table:table-cell office:value-type="string">
            <text:p>水贝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惠州市</text:p>
          </table:table-cell>
          <table:table-cell office:value-type="string">
            <text:p>博罗县</text:p>
          </table:table-cell>
          <table:table-cell office:value-type="string">
            <text:p>园洲镇</text:p>
          </table:table-cell>
          <table:table-cell office:value-type="string">
            <text:p>李屋村</text:p>
          </table:table-cell>
          <table:table-cell office:value-type="string">
            <text:p>汽车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惠州市</text:p>
          </table:table-cell>
          <table:table-cell office:value-type="string">
            <text:p>博罗县</text:p>
          </table:table-cell>
          <table:table-cell office:value-type="string">
            <text:p>园洲镇</text:p>
          </table:table-cell>
          <table:table-cell office:value-type="string">
            <text:p>寮仔村</text:p>
          </table:table-cell>
          <table:table-cell office:value-type="string">
            <text:p>汽车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惠州市</text:p>
          </table:table-cell>
          <table:table-cell office:value-type="string">
            <text:p>惠东县</text:p>
          </table:table-cell>
          <table:table-cell office:value-type="string">
            <text:p>白花镇</text:p>
          </table:table-cell>
          <table:table-cell office:value-type="string">
            <text:p>太阳村</text:p>
          </table:table-cell>
          <table:table-cell office:value-type="string">
            <text:p>家电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江门市</text:p>
          </table:table-cell>
          <table:table-cell office:value-type="string">
            <text:p>鹤山市</text:p>
          </table:table-cell>
          <table:table-cell office:value-type="string">
            <text:p>址山镇</text:p>
          </table:table-cell>
          <table:table-cell office:value-type="string">
            <text:p>东溪村</text:p>
          </table:table-cell>
          <table:table-cell office:value-type="string">
            <text:p>家具、摩托车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揭东区</text:p>
          </table:table-cell>
          <table:table-cell office:value-type="string">
            <text:p>锡场镇</text:p>
          </table:table-cell>
          <table:table-cell office:value-type="string">
            <text:p>军埔村</text:p>
          </table:table-cell>
          <table:table-cell office:value-type="string">
            <text:p>服装、不锈钢制品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军埠镇</text:p>
          </table:table-cell>
          <table:table-cell office:value-type="string">
            <text:p>大长陇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军埠镇</text:p>
          </table:table-cell>
          <table:table-cell office:value-type="string">
            <text:p>石桥头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流沙南街道</text:p>
          </table:table-cell>
          <table:table-cell office:value-type="string">
            <text:p>马栅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梅塘镇</text:p>
          </table:table-cell>
          <table:table-cell office:value-type="string">
            <text:p>溪南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占陇镇</text:p>
          </table:table-cell>
          <table:table-cell office:value-type="string">
            <text:p>西楼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占陇镇</text:p>
          </table:table-cell>
          <table:table-cell office:value-type="string">
            <text:p>下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占陇镇</text:p>
          </table:table-cell>
          <table:table-cell office:value-type="string">
            <text:p>新寮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揭阳市</text:p>
          </table:table-cell>
          <table:table-cell office:value-type="string">
            <text:p>普宁市</text:p>
          </table:table-cell>
          <table:table-cell office:value-type="string">
            <text:p>占陇镇</text:p>
          </table:table-cell>
          <table:table-cell office:value-type="string">
            <text:p>占陈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成田镇</text:p>
          </table:table-cell>
          <table:table-cell office:value-type="string">
            <text:p>简朴村</text:p>
          </table:table-cell>
          <table:table-cell office:value-type="string">
            <text:p>数码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成田镇</text:p>
          </table:table-cell>
          <table:table-cell office:value-type="string">
            <text:p>西岐村</text:p>
          </table:table-cell>
          <table:table-cell office:value-type="string">
            <text:p>数码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两英镇</text:p>
          </table:table-cell>
          <table:table-cell office:value-type="string">
            <text:p>东北村</text:p>
          </table:table-cell>
          <table:table-cell office:value-type="string">
            <text:p>手机、化妆品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陇田镇</text:p>
          </table:table-cell>
          <table:table-cell office:value-type="string">
            <text:p>芝兰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陇田镇</text:p>
          </table:table-cell>
          <table:table-cell office:value-type="string">
            <text:p>珠埕村</text:p>
          </table:table-cell>
          <table:table-cell office:value-type="string">
            <text:p>香水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胪岗镇</text:p>
          </table:table-cell>
          <table:table-cell office:value-type="string">
            <text:p>新庆村</text:p>
          </table:table-cell>
          <table:table-cell office:value-type="string">
            <text:p>家居服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南区</text:p>
          </table:table-cell>
          <table:table-cell office:value-type="string">
            <text:p>司马浦镇</text:p>
          </table:table-cell>
          <table:table-cell office:value-type="string">
            <text:p>华里西村</text:p>
          </table:table-cell>
          <table:table-cell office:value-type="string">
            <text:p>化妆品、奶粉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阳区</text:p>
          </table:table-cell>
          <table:table-cell office:value-type="string">
            <text:p>谷饶镇</text:p>
          </table:table-cell>
          <table:table-cell office:value-type="string">
            <text:p>大坑村</text:p>
          </table:table-cell>
          <table:table-cell office:value-type="string">
            <text:p>电脑配件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阳区</text:p>
          </table:table-cell>
          <table:table-cell office:value-type="string">
            <text:p>贵屿镇</text:p>
          </table:table-cell>
          <table:table-cell office:value-type="string">
            <text:p>新厝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头市</text:p>
          </table:table-cell>
          <table:table-cell office:value-type="string">
            <text:p>潮阳区</text:p>
          </table:table-cell>
          <table:table-cell office:value-type="string">
            <text:p>河溪镇</text:p>
          </table:table-cell>
          <table:table-cell office:value-type="string">
            <text:p>东陇村</text:p>
          </table:table-cell>
          <table:table-cell office:value-type="string">
            <text:p>手机</text:p>
          </table:table-cell>
          <table:table-cell table:number-columns-repeated="1018"/>
        </table:table-row>
        <table:table-row table:style-name="ro3">
          <table:table-cell office:value-type="string">
            <text:p>广东省</text:p>
          </table:table-cell>
          <table:table-cell office:value-type="string">
            <text:p>汕尾市</text:p>
          </table:table-cell>
          <table:table-cell office:value-type="string">
            <text:p>陆丰市</text:p>
          </table:table-cell>
          <table:table-cell office:value-type="string">
            <text:p>碣石镇</text:p>
          </table:table-cell>
          <table:table-cell office:value-type="string">
            <text:p>桂林村</text:p>
          </table:table-cell>
          <table:table-cell office:value-type="string">
            <text:p>摩托车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-</text:p>
          </table:table-cell>
          <table:table-cell office:value-type="string">
            <text:p>白沟新城</text:p>
          </table:table-cell>
          <table:table-cell office:value-type="string">
            <text:p>白五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-</text:p>
          </table:table-cell>
          <table:table-cell office:value-type="string">
            <text:p>白沟新城</text:p>
          </table:table-cell>
          <table:table-cell office:value-type="string">
            <text:p>来远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-</text:p>
          </table:table-cell>
          <table:table-cell office:value-type="string">
            <text:p>白沟新城</text:p>
          </table:table-cell>
          <table:table-cell office:value-type="string">
            <text:p>王庄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-</text:p>
          </table:table-cell>
          <table:table-cell office:value-type="string">
            <text:p>白沟新城</text:p>
          </table:table-cell>
          <table:table-cell office:value-type="string">
            <text:p>小营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-</text:p>
          </table:table-cell>
          <table:table-cell office:value-type="string">
            <text:p>白沟新城</text:p>
          </table:table-cell>
          <table:table-cell office:value-type="string">
            <text:p>许庄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蠡县</text:p>
          </table:table-cell>
          <table:table-cell office:value-type="string">
            <text:p>辛兴镇</text:p>
          </table:table-cell>
          <table:table-cell office:value-type="string">
            <text:p>南沙口村</text:p>
          </table:table-cell>
          <table:table-cell office:value-type="string">
            <text:p>毛线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清苑县</text:p>
          </table:table-cell>
          <table:table-cell office:value-type="string">
            <text:p>东吕乡</text:p>
          </table:table-cell>
          <table:table-cell office:value-type="string">
            <text:p>东吕村</text:p>
          </table:table-cell>
          <table:table-cell office:value-type="string">
            <text:p>起重工具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保定市</text:p>
          </table:table-cell>
          <table:table-cell office:value-type="string">
            <text:p>曲阳县</text:p>
          </table:table-cell>
          <table:table-cell office:value-type="string">
            <text:p>羊平镇</text:p>
          </table:table-cell>
          <table:table-cell office:value-type="string">
            <text:p>南村</text:p>
          </table:table-cell>
          <table:table-cell office:value-type="string">
            <text:p>石雕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邯郸市</text:p>
          </table:table-cell>
          <table:table-cell office:value-type="string">
            <text:p>永年县</text:p>
          </table:table-cell>
          <table:table-cell office:value-type="string">
            <text:p>临洺关镇</text:p>
          </table:table-cell>
          <table:table-cell office:value-type="string">
            <text:p>河北铺村</text:p>
          </table:table-cell>
          <table:table-cell office:value-type="string">
            <text:p>化妆品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石家庄市</text:p>
          </table:table-cell>
          <table:table-cell office:value-type="string">
            <text:p>深泽县</text:p>
          </table:table-cell>
          <table:table-cell office:value-type="string">
            <text:p>桥头乡</text:p>
          </table:table-cell>
          <table:table-cell office:value-type="string">
            <text:p>耿庄村</text:p>
          </table:table-cell>
          <table:table-cell office:value-type="string">
            <text:p>清洁剂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石家庄市</text:p>
          </table:table-cell>
          <table:table-cell office:value-type="string">
            <text:p>正定县</text:p>
          </table:table-cell>
          <table:table-cell office:value-type="string">
            <text:p>正定镇</text:p>
          </table:table-cell>
          <table:table-cell office:value-type="string">
            <text:p>北贾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南宫市</text:p>
          </table:table-cell>
          <table:table-cell office:value-type="string">
            <text:p>垂杨镇</text:p>
          </table:table-cell>
          <table:table-cell office:value-type="string">
            <text:p>后索泸村</text:p>
          </table:table-cell>
          <table:table-cell office:value-type="string">
            <text:p>皮草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南宫市</text:p>
          </table:table-cell>
          <table:table-cell office:value-type="string">
            <text:p>垂杨镇</text:p>
          </table:table-cell>
          <table:table-cell office:value-type="string">
            <text:p>宋都水村</text:p>
          </table:table-cell>
          <table:table-cell office:value-type="string">
            <text:p>汽车用品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南宫市</text:p>
          </table:table-cell>
          <table:table-cell office:value-type="string">
            <text:p>段芦头镇</text:p>
          </table:table-cell>
          <table:table-cell office:value-type="string">
            <text:p>段四村</text:p>
          </table:table-cell>
          <table:table-cell office:value-type="string">
            <text:p>汽车用品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南宫市</text:p>
          </table:table-cell>
          <table:table-cell office:value-type="string">
            <text:p>段芦头镇</text:p>
          </table:table-cell>
          <table:table-cell office:value-type="string">
            <text:p>南张庄村</text:p>
          </table:table-cell>
          <table:table-cell office:value-type="string">
            <text:p>毛线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平乡县</text:p>
          </table:table-cell>
          <table:table-cell office:value-type="string">
            <text:p>丰州镇</text:p>
          </table:table-cell>
          <table:table-cell office:value-type="string">
            <text:p>霍洪村</text:p>
          </table:table-cell>
          <table:table-cell office:value-type="string">
            <text:p>童车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平乡县</text:p>
          </table:table-cell>
          <table:table-cell office:value-type="string">
            <text:p>田付村乡</text:p>
          </table:table-cell>
          <table:table-cell office:value-type="string">
            <text:p>艾村</text:p>
          </table:table-cell>
          <table:table-cell office:value-type="string">
            <text:p>童车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葛仙庄镇</text:p>
          </table:table-cell>
          <table:table-cell office:value-type="string">
            <text:p>黄金庄村</text:p>
          </table:table-cell>
          <table:table-cell office:value-type="string">
            <text:p>毛衣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葛仙庄镇</text:p>
          </table:table-cell>
          <table:table-cell office:value-type="string">
            <text:p>郎吕坡村</text:p>
          </table:table-cell>
          <table:table-cell office:value-type="string">
            <text:p>毛线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葛仙庄镇</text:p>
          </table:table-cell>
          <table:table-cell office:value-type="string">
            <text:p>西高庄村</text:p>
          </table:table-cell>
          <table:table-cell office:value-type="string">
            <text:p>毛线、毛衣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葛仙庄镇</text:p>
          </table:table-cell>
          <table:table-cell office:value-type="string">
            <text:p>许二庄村</text:p>
          </table:table-cell>
          <table:table-cell office:value-type="string">
            <text:p>毛衣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葛仙庄镇</text:p>
          </table:table-cell>
          <table:table-cell office:value-type="string">
            <text:p>杨二庄村</text:p>
          </table:table-cell>
          <table:table-cell office:value-type="string">
            <text:p>毛衣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葛仙庄镇</text:p>
          </table:table-cell>
          <table:table-cell office:value-type="string">
            <text:p>张二庄村</text:p>
          </table:table-cell>
          <table:table-cell office:value-type="string">
            <text:p>毛线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连庄镇</text:p>
          </table:table-cell>
          <table:table-cell office:value-type="string">
            <text:p>西张古村</text:p>
          </table:table-cell>
          <table:table-cell office:value-type="string">
            <text:p>毛衣</text:p>
          </table:table-cell>
          <table:table-cell table:number-columns-repeated="1018"/>
        </table:table-row>
        <table:table-row table:style-name="ro3">
          <table:table-cell office:value-type="string">
            <text:p>河北省</text:p>
          </table:table-cell>
          <table:table-cell office:value-type="string">
            <text:p>邢台市</text:p>
          </table:table-cell>
          <table:table-cell office:value-type="string">
            <text:p>清河县</text:p>
          </table:table-cell>
          <table:table-cell office:value-type="string">
            <text:p>杨二庄镇</text:p>
          </table:table-cell>
          <table:table-cell office:value-type="string">
            <text:p>东高庄村</text:p>
          </table:table-cell>
          <table:table-cell office:value-type="string">
            <text:p>毛线、毛衣</text:p>
          </table:table-cell>
          <table:table-cell table:number-columns-repeated="1018"/>
        </table:table-row>
        <table:table-row table:style-name="ro1">
          <table:table-cell office:value-type="string">
            <text:p>河南省</text:p>
          </table:table-cell>
          <table:table-cell office:value-type="string">
            <text:p>焦作市</text:p>
          </table:table-cell>
          <table:table-cell office:value-type="string">
            <text:p>孟州市</text:p>
          </table:table-cell>
          <table:table-cell office:value-type="string">
            <text:p>南庄镇</text:p>
          </table:table-cell>
          <table:table-cell office:value-type="string">
            <text:p>桑坡村</text:p>
          </table:table-cell>
          <table:table-cell office:value-type="string">
            <text:p>家电、鞋</text:p>
          </table:table-cell>
          <table:table-cell table:number-columns-repeated="1018"/>
        </table:table-row>
        <table:table-row table:style-name="ro1">
          <table:table-cell office:value-type="string">
            <text:p>湖北省</text:p>
          </table:table-cell>
          <table:table-cell office:value-type="string">
            <text:p>十堰市</text:p>
          </table:table-cell>
          <table:table-cell office:value-type="string">
            <text:p>郧西县</text:p>
          </table:table-cell>
          <table:table-cell office:value-type="string">
            <text:p>涧池乡</text:p>
          </table:table-cell>
          <table:table-cell office:value-type="string">
            <text:p>下营村</text:p>
          </table:table-cell>
          <table:table-cell office:value-type="string">
            <text:p>绿松石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常州市</text:p>
          </table:table-cell>
          <table:table-cell office:value-type="string">
            <text:p>武进区</text:p>
          </table:table-cell>
          <table:table-cell office:value-type="string">
            <text:p>横山桥镇</text:p>
          </table:table-cell>
          <table:table-cell office:value-type="string">
            <text:p>省庄村</text:p>
          </table:table-cell>
          <table:table-cell office:value-type="string">
            <text:p>毛线、营养食品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连云港市</text:p>
          </table:table-cell>
          <table:table-cell office:value-type="string">
            <text:p>东海县</text:p>
          </table:table-cell>
          <table:table-cell office:value-type="string">
            <text:p>牛山镇</text:p>
          </table:table-cell>
          <table:table-cell office:value-type="string">
            <text:p>西蔡村</text:p>
          </table:table-cell>
          <table:table-cell office:value-type="string">
            <text:p>饰品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南通市</text:p>
          </table:table-cell>
          <table:table-cell office:value-type="string">
            <text:p>通州区</text:p>
          </table:table-cell>
          <table:table-cell office:value-type="string">
            <text:p>川姜镇</text:p>
          </table:table-cell>
          <table:table-cell office:value-type="string">
            <text:p>三合口村</text:p>
          </table:table-cell>
          <table:table-cell office:value-type="string">
            <text:p>床上用品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南通市</text:p>
          </table:table-cell>
          <table:table-cell office:value-type="string">
            <text:p>通州区</text:p>
          </table:table-cell>
          <table:table-cell office:value-type="string">
            <text:p>川姜镇</text:p>
          </table:table-cell>
          <table:table-cell office:value-type="string">
            <text:p>义成村</text:p>
          </table:table-cell>
          <table:table-cell office:value-type="string">
            <text:p>床上用品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南通市</text:p>
          </table:table-cell>
          <table:table-cell office:value-type="string">
            <text:p>通州区</text:p>
          </table:table-cell>
          <table:table-cell office:value-type="string">
            <text:p>川姜镇</text:p>
          </table:table-cell>
          <table:table-cell office:value-type="string">
            <text:p>志南村</text:p>
          </table:table-cell>
          <table:table-cell office:value-type="string">
            <text:p>床上用品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南通市</text:p>
          </table:table-cell>
          <table:table-cell office:value-type="string">
            <text:p>通州区</text:p>
          </table:table-cell>
          <table:table-cell office:value-type="string">
            <text:p>张芝山镇</text:p>
          </table:table-cell>
          <table:table-cell office:value-type="string">
            <text:p>塘坊村</text:p>
          </table:table-cell>
          <table:table-cell office:value-type="string">
            <text:p>床上用品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苏州市</text:p>
          </table:table-cell>
          <table:table-cell office:value-type="string">
            <text:p>常熟市</text:p>
          </table:table-cell>
          <table:table-cell office:value-type="string">
            <text:p>尚湖镇</text:p>
          </table:table-cell>
          <table:table-cell office:value-type="string">
            <text:p>颜巷村</text:p>
          </table:table-cell>
          <table:table-cell office:value-type="string">
            <text:p>服装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苏州市</text:p>
          </table:table-cell>
          <table:table-cell office:value-type="string">
            <text:p>昆山市</text:p>
          </table:table-cell>
          <table:table-cell office:value-type="string">
            <text:p>张浦镇</text:p>
          </table:table-cell>
          <table:table-cell office:value-type="string">
            <text:p>大市村</text:p>
          </table:table-cell>
          <table:table-cell office:value-type="string">
            <text:p>袜子、服饰配件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苏州市</text:p>
          </table:table-cell>
          <table:table-cell office:value-type="string">
            <text:p>太仓市</text:p>
          </table:table-cell>
          <table:table-cell office:value-type="string">
            <text:p>沙溪镇</text:p>
          </table:table-cell>
          <table:table-cell office:value-type="string">
            <text:p>泰西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苏州市</text:p>
          </table:table-cell>
          <table:table-cell office:value-type="string">
            <text:p>相城区</text:p>
          </table:table-cell>
          <table:table-cell office:value-type="string">
            <text:p>北桥街道</text:p>
          </table:table-cell>
          <table:table-cell office:value-type="string">
            <text:p>庄基村</text:p>
          </table:table-cell>
          <table:table-cell office:value-type="string">
            <text:p>奶粉、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苏州市</text:p>
          </table:table-cell>
          <table:table-cell office:value-type="string">
            <text:p>相城区</text:p>
          </table:table-cell>
          <table:table-cell office:value-type="string">
            <text:p>黄桥街道</text:p>
          </table:table-cell>
          <table:table-cell office:value-type="string">
            <text:p>张庄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苏州市</text:p>
          </table:table-cell>
          <table:table-cell office:value-type="string">
            <text:p>相城区</text:p>
          </table:table-cell>
          <table:table-cell office:value-type="string">
            <text:p>阳澄湖镇</text:p>
          </table:table-cell>
          <table:table-cell office:value-type="string">
            <text:p>消泾村</text:p>
          </table:table-cell>
          <table:table-cell office:value-type="string">
            <text:p>大闸蟹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无锡市</text:p>
          </table:table-cell>
          <table:table-cell office:value-type="string">
            <text:p>江阴市</text:p>
          </table:table-cell>
          <table:table-cell office:value-type="string">
            <text:p>徐霞客镇</text:p>
          </table:table-cell>
          <table:table-cell office:value-type="string">
            <text:p>璜塘村</text:p>
          </table:table-cell>
          <table:table-cell office:value-type="string">
            <text:p>防辐射服装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无锡市</text:p>
          </table:table-cell>
          <table:table-cell office:value-type="string">
            <text:p>江阴市</text:p>
          </table:table-cell>
          <table:table-cell office:value-type="string">
            <text:p>周庄镇</text:p>
          </table:table-cell>
          <table:table-cell office:value-type="string">
            <text:p>长寿村</text:p>
          </table:table-cell>
          <table:table-cell office:value-type="string">
            <text:p>箱包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宿迁市</text:p>
          </table:table-cell>
          <table:table-cell office:value-type="string">
            <text:p>沭阳县</text:p>
          </table:table-cell>
          <table:table-cell office:value-type="string">
            <text:p>新河镇</text:p>
          </table:table-cell>
          <table:table-cell office:value-type="string">
            <text:p>解桥村</text:p>
          </table:table-cell>
          <table:table-cell office:value-type="string">
            <text:p>糕点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宿迁市</text:p>
          </table:table-cell>
          <table:table-cell office:value-type="string">
            <text:p>沭阳县</text:p>
          </table:table-cell>
          <table:table-cell office:value-type="string">
            <text:p>新河镇</text:p>
          </table:table-cell>
          <table:table-cell office:value-type="string">
            <text:p>周圈村</text:p>
          </table:table-cell>
          <table:table-cell office:value-type="string">
            <text:p>花卉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宿迁市</text:p>
          </table:table-cell>
          <table:table-cell office:value-type="string">
            <text:p>沭阳县</text:p>
          </table:table-cell>
          <table:table-cell office:value-type="string">
            <text:p>颜集镇</text:p>
          </table:table-cell>
          <table:table-cell office:value-type="string">
            <text:p>堰下村</text:p>
          </table:table-cell>
          <table:table-cell office:value-type="string">
            <text:p>花卉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宿迁市</text:p>
          </table:table-cell>
          <table:table-cell office:value-type="string">
            <text:p>宿城区</text:p>
          </table:table-cell>
          <table:table-cell office:value-type="string">
            <text:p>耿车镇</text:p>
          </table:table-cell>
          <table:table-cell office:value-type="string">
            <text:p>大众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徐州市</text:p>
          </table:table-cell>
          <table:table-cell office:value-type="string">
            <text:p>睢宁县</text:p>
          </table:table-cell>
          <table:table-cell office:value-type="string">
            <text:p>沙集镇</text:p>
          </table:table-cell>
          <table:table-cell office:value-type="string">
            <text:p>丁陈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徐州市</text:p>
          </table:table-cell>
          <table:table-cell office:value-type="string">
            <text:p>睢宁县</text:p>
          </table:table-cell>
          <table:table-cell office:value-type="string">
            <text:p>沙集镇</text:p>
          </table:table-cell>
          <table:table-cell office:value-type="string">
            <text:p>东风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徐州市</text:p>
          </table:table-cell>
          <table:table-cell office:value-type="string">
            <text:p>睢宁县</text:p>
          </table:table-cell>
          <table:table-cell office:value-type="string">
            <text:p>沙集镇</text:p>
          </table:table-cell>
          <table:table-cell office:value-type="string">
            <text:p>夏圩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徐州市</text:p>
          </table:table-cell>
          <table:table-cell office:value-type="string">
            <text:p>睢宁县</text:p>
          </table:table-cell>
          <table:table-cell office:value-type="string">
            <text:p>沙集镇</text:p>
          </table:table-cell>
          <table:table-cell office:value-type="string">
            <text:p>兴国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徐州市</text:p>
          </table:table-cell>
          <table:table-cell office:value-type="string">
            <text:p>睢宁县</text:p>
          </table:table-cell>
          <table:table-cell office:value-type="string">
            <text:p>沙集镇</text:p>
          </table:table-cell>
          <table:table-cell office:value-type="string">
            <text:p>朱庙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徐州市</text:p>
          </table:table-cell>
          <table:table-cell office:value-type="string">
            <text:p>新沂市</text:p>
          </table:table-cell>
          <table:table-cell office:value-type="string">
            <text:p>墨河街道</text:p>
          </table:table-cell>
          <table:table-cell office:value-type="string">
            <text:p>新段村</text:p>
          </table:table-cell>
          <table:table-cell office:value-type="string">
            <text:p>皮革</text:p>
          </table:table-cell>
          <table:table-cell table:number-columns-repeated="1018"/>
        </table:table-row>
        <table:table-row table:style-name="ro3">
          <table:table-cell office:value-type="string">
            <text:p>江苏省</text:p>
          </table:table-cell>
          <table:table-cell office:value-type="string">
            <text:p>扬州市</text:p>
          </table:table-cell>
          <table:table-cell office:value-type="string">
            <text:p>邗江区</text:p>
          </table:table-cell>
          <table:table-cell office:value-type="string">
            <text:p>西湖镇</text:p>
          </table:table-cell>
          <table:table-cell office:value-type="string">
            <text:p>金槐村</text:p>
          </table:table-cell>
          <table:table-cell office:value-type="string">
            <text:p>毛绒玩具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滨州市</text:p>
          </table:table-cell>
          <table:table-cell office:value-type="string">
            <text:p>博兴县</text:p>
          </table:table-cell>
          <table:table-cell office:value-type="string">
            <text:p>博兴镇</text:p>
          </table:table-cell>
          <table:table-cell office:value-type="string">
            <text:p>顾家村</text:p>
          </table:table-cell>
          <table:table-cell office:value-type="string">
            <text:p>手织粗布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滨州市</text:p>
          </table:table-cell>
          <table:table-cell office:value-type="string">
            <text:p>博兴县</text:p>
          </table:table-cell>
          <table:table-cell office:value-type="string">
            <text:p>锦秋街道</text:p>
          </table:table-cell>
          <table:table-cell office:value-type="string">
            <text:p>安柴村</text:p>
          </table:table-cell>
          <table:table-cell office:value-type="string">
            <text:p>草柳编制品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滨州市</text:p>
          </table:table-cell>
          <table:table-cell office:value-type="string">
            <text:p>博兴县</text:p>
          </table:table-cell>
          <table:table-cell office:value-type="string">
            <text:p>锦秋街道</text:p>
          </table:table-cell>
          <table:table-cell office:value-type="string">
            <text:p>孟桥村</text:p>
          </table:table-cell>
          <table:table-cell office:value-type="string">
            <text:p>草柳编制品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滨州市</text:p>
          </table:table-cell>
          <table:table-cell office:value-type="string">
            <text:p>博兴县</text:p>
          </table:table-cell>
          <table:table-cell office:value-type="string">
            <text:p>锦秋街道</text:p>
          </table:table-cell>
          <table:table-cell office:value-type="string">
            <text:p>南陈家村</text:p>
          </table:table-cell>
          <table:table-cell office:value-type="string">
            <text:p>草柳编制品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滨州市</text:p>
          </table:table-cell>
          <table:table-cell office:value-type="string">
            <text:p>博兴县</text:p>
          </table:table-cell>
          <table:table-cell office:value-type="string">
            <text:p>锦秋街道</text:p>
          </table:table-cell>
          <table:table-cell office:value-type="string">
            <text:p>湾头村</text:p>
          </table:table-cell>
          <table:table-cell office:value-type="string">
            <text:p>草编产品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滨州市</text:p>
          </table:table-cell>
          <table:table-cell office:value-type="string">
            <text:p>博兴县</text:p>
          </table:table-cell>
          <table:table-cell office:value-type="string">
            <text:p>锦秋街道</text:p>
          </table:table-cell>
          <table:table-cell office:value-type="string">
            <text:p>院庄村</text:p>
          </table:table-cell>
          <table:table-cell office:value-type="string">
            <text:p>草柳编制品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安才楼镇</text:p>
          </table:table-cell>
          <table:table-cell office:value-type="string">
            <text:p>火神台村</text:p>
          </table:table-cell>
          <table:table-cell office:value-type="string">
            <text:p>数码配件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大集乡</text:p>
          </table:table-cell>
          <table:table-cell office:value-type="string">
            <text:p>丁楼村</text:p>
          </table:table-cell>
          <table:table-cell office:value-type="string">
            <text:p>演出服饰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大集乡</text:p>
          </table:table-cell>
          <table:table-cell office:value-type="string">
            <text:p>付海村</text:p>
          </table:table-cell>
          <table:table-cell office:value-type="string">
            <text:p>数码配件、演出服饰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大集乡</text:p>
          </table:table-cell>
          <table:table-cell office:value-type="string">
            <text:p>李八庄村</text:p>
          </table:table-cell>
          <table:table-cell office:value-type="string">
            <text:p>数码配件、演出服饰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大集乡</text:p>
          </table:table-cell>
          <table:table-cell office:value-type="string">
            <text:p>刘楼村</text:p>
          </table:table-cell>
          <table:table-cell office:value-type="string">
            <text:p>演出服饰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大集乡</text:p>
          </table:table-cell>
          <table:table-cell office:value-type="string">
            <text:p>孙庄村</text:p>
          </table:table-cell>
          <table:table-cell office:value-type="string">
            <text:p>演出服饰</text:p>
          </table:table-cell>
          <table:table-cell table:number-columns-repeated="1018"/>
        </table:table-row>
        <table:table-row table:style-name="ro3">
          <table:table-cell office:value-type="string">
            <text:p>山东省</text:p>
          </table:table-cell>
          <table:table-cell office:value-type="string">
            <text:p>菏泽市</text:p>
          </table:table-cell>
          <table:table-cell office:value-type="string">
            <text:p>曹县</text:p>
          </table:table-cell>
          <table:table-cell office:value-type="string">
            <text:p>大集乡</text:p>
          </table:table-cell>
          <table:table-cell office:value-type="string">
            <text:p>张庄村</text:p>
          </table:table-cell>
          <table:table-cell office:value-type="string">
            <text:p>演出服饰</text:p>
          </table:table-cell>
          <table:table-cell table:number-columns-repeated="1018"/>
        </table:table-row>
        <table:table-row table:style-name="ro3">
          <table:table-cell office:value-type="string">
            <text:p>四川省</text:p>
          </table:table-cell>
          <table:table-cell office:value-type="string">
            <text:p>成都市</text:p>
          </table:table-cell>
          <table:table-cell office:value-type="string">
            <text:p>郫县</text:p>
          </table:table-cell>
          <table:table-cell office:value-type="string">
            <text:p>安靖镇</text:p>
          </table:table-cell>
          <table:table-cell office:value-type="string">
            <text:p>林湾村</text:p>
          </table:table-cell>
          <table:table-cell office:value-type="string">
            <text:p>仓储货架</text:p>
          </table:table-cell>
          <table:table-cell table:number-columns-repeated="1018"/>
        </table:table-row>
        <table:table-row table:style-name="ro3">
          <table:table-cell office:value-type="string">
            <text:p>四川省</text:p>
          </table:table-cell>
          <table:table-cell office:value-type="string">
            <text:p>成都市</text:p>
          </table:table-cell>
          <table:table-cell office:value-type="string">
            <text:p>郫县</text:p>
          </table:table-cell>
          <table:table-cell office:value-type="string">
            <text:p>安靖镇</text:p>
          </table:table-cell>
          <table:table-cell office:value-type="string">
            <text:p>土地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1">
          <table:table-cell office:value-type="string">
            <text:p>天津市</text:p>
          </table:table-cell>
          <table:table-cell office:value-type="string">
            <text:p>市辖区</text:p>
          </table:table-cell>
          <table:table-cell office:value-type="string">
            <text:p>武清区</text:p>
          </table:table-cell>
          <table:table-cell office:value-type="string">
            <text:p>王庆坨镇</text:p>
          </table:table-cell>
          <table:table-cell office:value-type="string">
            <text:p>一街村</text:p>
          </table:table-cell>
          <table:table-cell office:value-type="string">
            <text:p>自行车及零配件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杭州市</text:p>
          </table:table-cell>
          <table:table-cell office:value-type="string">
            <text:p>临安市</text:p>
          </table:table-cell>
          <table:table-cell office:value-type="string">
            <text:p>昌化镇</text:p>
          </table:table-cell>
          <table:table-cell office:value-type="string">
            <text:p>白牛村</text:p>
          </table:table-cell>
          <table:table-cell office:value-type="string">
            <text:p>坚果炒货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杭州市</text:p>
          </table:table-cell>
          <table:table-cell office:value-type="string">
            <text:p>临安市</text:p>
          </table:table-cell>
          <table:table-cell office:value-type="string">
            <text:p>清凉峰镇</text:p>
          </table:table-cell>
          <table:table-cell office:value-type="string">
            <text:p>马啸村</text:p>
          </table:table-cell>
          <table:table-cell office:value-type="string">
            <text:p>山核桃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杭州市</text:p>
          </table:table-cell>
          <table:table-cell office:value-type="string">
            <text:p>临安市</text:p>
          </table:table-cell>
          <table:table-cell office:value-type="string">
            <text:p>清凉峰镇</text:p>
          </table:table-cell>
          <table:table-cell office:value-type="string">
            <text:p>新都村</text:p>
          </table:table-cell>
          <table:table-cell office:value-type="string">
            <text:p>坚果炒货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杭州市</text:p>
          </table:table-cell>
          <table:table-cell office:value-type="string">
            <text:p>临安市</text:p>
          </table:table-cell>
          <table:table-cell office:value-type="string">
            <text:p>清凉峰镇</text:p>
          </table:table-cell>
          <table:table-cell office:value-type="string">
            <text:p>玉屏村</text:p>
          </table:table-cell>
          <table:table-cell office:value-type="string">
            <text:p>坚果炒货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杭州市</text:p>
          </table:table-cell>
          <table:table-cell office:value-type="string">
            <text:p>桐庐县</text:p>
          </table:table-cell>
          <table:table-cell office:value-type="string">
            <text:p>横村镇</text:p>
          </table:table-cell>
          <table:table-cell office:value-type="string">
            <text:p>横村</text:p>
          </table:table-cell>
          <table:table-cell office:value-type="string">
            <text:p>健身器材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湖州市</text:p>
          </table:table-cell>
          <table:table-cell office:value-type="string">
            <text:p>吴兴区</text:p>
          </table:table-cell>
          <table:table-cell office:value-type="string">
            <text:p>织里镇</text:p>
          </table:table-cell>
          <table:table-cell office:value-type="string">
            <text:p>大河村</text:p>
          </table:table-cell>
          <table:table-cell office:value-type="string">
            <text:p>童装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湖州市</text:p>
          </table:table-cell>
          <table:table-cell office:value-type="string">
            <text:p>吴兴区</text:p>
          </table:table-cell>
          <table:table-cell office:value-type="string">
            <text:p>织里镇</text:p>
          </table:table-cell>
          <table:table-cell office:value-type="string">
            <text:p>河西村</text:p>
          </table:table-cell>
          <table:table-cell office:value-type="string">
            <text:p>童装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湖州市</text:p>
          </table:table-cell>
          <table:table-cell office:value-type="string">
            <text:p>吴兴区</text:p>
          </table:table-cell>
          <table:table-cell office:value-type="string">
            <text:p>织里镇</text:p>
          </table:table-cell>
          <table:table-cell office:value-type="string">
            <text:p>秦家港村</text:p>
          </table:table-cell>
          <table:table-cell office:value-type="string">
            <text:p>童装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海宁市</text:p>
          </table:table-cell>
          <table:table-cell office:value-type="string">
            <text:p>斜桥镇</text:p>
          </table:table-cell>
          <table:table-cell office:value-type="string">
            <text:p>三联村</text:p>
          </table:table-cell>
          <table:table-cell office:value-type="string">
            <text:p>皮草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海宁市</text:p>
          </table:table-cell>
          <table:table-cell office:value-type="string">
            <text:p>许村镇</text:p>
          </table:table-cell>
          <table:table-cell office:value-type="string">
            <text:p>永福村</text:p>
          </table:table-cell>
          <table:table-cell office:value-type="string">
            <text:p>窗帘、沙发配饰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海宁市</text:p>
          </table:table-cell>
          <table:table-cell office:value-type="string">
            <text:p>盐官镇</text:p>
          </table:table-cell>
          <table:table-cell office:value-type="string">
            <text:p>郭店村</text:p>
          </table:table-cell>
          <table:table-cell office:value-type="string">
            <text:p>皮草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海宁市</text:p>
          </table:table-cell>
          <table:table-cell office:value-type="string">
            <text:p>长安镇</text:p>
          </table:table-cell>
          <table:table-cell office:value-type="string">
            <text:p>老庄村</text:p>
          </table:table-cell>
          <table:table-cell office:value-type="string">
            <text:p>皮草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海宁市</text:p>
          </table:table-cell>
          <table:table-cell office:value-type="string">
            <text:p>长安镇</text:p>
          </table:table-cell>
          <table:table-cell office:value-type="string">
            <text:p>盐仓村</text:p>
          </table:table-cell>
          <table:table-cell office:value-type="string">
            <text:p>皮衣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海盐县</text:p>
          </table:table-cell>
          <table:table-cell office:value-type="string">
            <text:p>百步镇</text:p>
          </table:table-cell>
          <table:table-cell office:value-type="string">
            <text:p>横港村</text:p>
          </table:table-cell>
          <table:table-cell office:value-type="string">
            <text:p>卫浴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平湖市</text:p>
          </table:table-cell>
          <table:table-cell office:value-type="string">
            <text:p>当湖街道</text:p>
          </table:table-cell>
          <table:table-cell office:value-type="string">
            <text:p>三港村</text:p>
          </table:table-cell>
          <table:table-cell office:value-type="string">
            <text:p>羽绒服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平湖市</text:p>
          </table:table-cell>
          <table:table-cell office:value-type="string">
            <text:p>广陈镇</text:p>
          </table:table-cell>
          <table:table-cell office:value-type="string">
            <text:p>前港村</text:p>
          </table:table-cell>
          <table:table-cell office:value-type="string">
            <text:p>羽绒服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桐乡市</text:p>
          </table:table-cell>
          <table:table-cell office:value-type="string">
            <text:p>崇福镇</text:p>
          </table:table-cell>
          <table:table-cell office:value-type="string">
            <text:p>城郊村</text:p>
          </table:table-cell>
          <table:table-cell office:value-type="string">
            <text:p>皮草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桐乡市</text:p>
          </table:table-cell>
          <table:table-cell office:value-type="string">
            <text:p>崇福镇</text:p>
          </table:table-cell>
          <table:table-cell office:value-type="string">
            <text:p>东安村</text:p>
          </table:table-cell>
          <table:table-cell office:value-type="string">
            <text:p>皮草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桐乡市</text:p>
          </table:table-cell>
          <table:table-cell office:value-type="string">
            <text:p>石门镇</text:p>
          </table:table-cell>
          <table:table-cell office:value-type="string">
            <text:p>羔羊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桐乡市</text:p>
          </table:table-cell>
          <table:table-cell office:value-type="string">
            <text:p>洲泉镇</text:p>
          </table:table-cell>
          <table:table-cell office:value-type="string">
            <text:p>青石村</text:p>
          </table:table-cell>
          <table:table-cell office:value-type="string">
            <text:p>蚕丝被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嘉兴市</text:p>
          </table:table-cell>
          <table:table-cell office:value-type="string">
            <text:p>桐乡市</text:p>
          </table:table-cell>
          <table:table-cell office:value-type="string">
            <text:p>洲泉镇</text:p>
          </table:table-cell>
          <table:table-cell office:value-type="string">
            <text:p>义马村</text:p>
          </table:table-cell>
          <table:table-cell office:value-type="string">
            <text:p>蚕丝被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东阳市</text:p>
          </table:table-cell>
          <table:table-cell office:value-type="string">
            <text:p>南马镇</text:p>
          </table:table-cell>
          <table:table-cell office:value-type="string">
            <text:p>防军村</text:p>
          </table:table-cell>
          <table:table-cell office:value-type="string">
            <text:p>木雕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武义县</text:p>
          </table:table-cell>
          <table:table-cell office:value-type="string">
            <text:p>桐琴镇</text:p>
          </table:table-cell>
          <table:table-cell office:value-type="string">
            <text:p>楼王村</text:p>
          </table:table-cell>
          <table:table-cell office:value-type="string">
            <text:p>五金工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义乌市</text:p>
          </table:table-cell>
          <table:table-cell office:value-type="string">
            <text:p>稠江街道</text:p>
          </table:table-cell>
          <table:table-cell office:value-type="string">
            <text:p>楼下张村</text:p>
          </table:table-cell>
          <table:table-cell office:value-type="string">
            <text:p>零食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义乌市</text:p>
          </table:table-cell>
          <table:table-cell office:value-type="string">
            <text:p>稠江街道</text:p>
          </table:table-cell>
          <table:table-cell office:value-type="string">
            <text:p>新屋村</text:p>
          </table:table-cell>
          <table:table-cell office:value-type="string">
            <text:p>居家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义乌市</text:p>
          </table:table-cell>
          <table:table-cell office:value-type="string">
            <text:p>江东街道</text:p>
          </table:table-cell>
          <table:table-cell office:value-type="string">
            <text:p>候儿村</text:p>
          </table:table-cell>
          <table:table-cell office:value-type="string">
            <text:p>日用品、玩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义乌市</text:p>
          </table:table-cell>
          <table:table-cell office:value-type="string">
            <text:p>江东街道</text:p>
          </table:table-cell>
          <table:table-cell office:value-type="string">
            <text:p>青岩刘村</text:p>
          </table:table-cell>
          <table:table-cell office:value-type="string">
            <text:p>袜子、女装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义乌市</text:p>
          </table:table-cell>
          <table:table-cell office:value-type="string">
            <text:p>江东街道</text:p>
          </table:table-cell>
          <table:table-cell office:value-type="string">
            <text:p>西谷村</text:p>
          </table:table-cell>
          <table:table-cell office:value-type="string">
            <text:p>家具、户外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义乌市</text:p>
          </table:table-cell>
          <table:table-cell office:value-type="string">
            <text:p>江东街道</text:p>
          </table:table-cell>
          <table:table-cell office:value-type="string">
            <text:p>下湾村</text:p>
          </table:table-cell>
          <table:table-cell office:value-type="string">
            <text:p>户外用品、饰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永康市</text:p>
          </table:table-cell>
          <table:table-cell office:value-type="string">
            <text:p>江南街道</text:p>
          </table:table-cell>
          <table:table-cell office:value-type="string">
            <text:p>下楼村</text:p>
          </table:table-cell>
          <table:table-cell office:value-type="string">
            <text:p>生活电器、家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永康市</text:p>
          </table:table-cell>
          <table:table-cell office:value-type="string">
            <text:p>石柱镇</text:p>
          </table:table-cell>
          <table:table-cell office:value-type="string">
            <text:p>下里溪村</text:p>
          </table:table-cell>
          <table:table-cell office:value-type="string">
            <text:p>生活电器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金华市</text:p>
          </table:table-cell>
          <table:table-cell office:value-type="string">
            <text:p>永康市</text:p>
          </table:table-cell>
          <table:table-cell office:value-type="string">
            <text:p>象珠镇</text:p>
          </table:table-cell>
          <table:table-cell office:value-type="string">
            <text:p>派溪吕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丽水市</text:p>
          </table:table-cell>
          <table:table-cell office:value-type="string">
            <text:p>缙云县</text:p>
          </table:table-cell>
          <table:table-cell office:value-type="string">
            <text:p>壶镇</text:p>
          </table:table-cell>
          <table:table-cell office:value-type="string">
            <text:p>北山村</text:p>
          </table:table-cell>
          <table:table-cell office:value-type="string">
            <text:p>户外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丽水市</text:p>
          </table:table-cell>
          <table:table-cell office:value-type="string">
            <text:p>龙泉市</text:p>
          </table:table-cell>
          <table:table-cell office:value-type="string">
            <text:p>剑池街道</text:p>
          </table:table-cell>
          <table:table-cell office:value-type="string">
            <text:p>南秦村</text:p>
          </table:table-cell>
          <table:table-cell office:value-type="string">
            <text:p>青瓷、宝剑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丽水市</text:p>
          </table:table-cell>
          <table:table-cell office:value-type="string">
            <text:p>龙泉市</text:p>
          </table:table-cell>
          <table:table-cell office:value-type="string">
            <text:p>龙渊街道</text:p>
          </table:table-cell>
          <table:table-cell office:value-type="string">
            <text:p>村头村</text:p>
          </table:table-cell>
          <table:table-cell office:value-type="string">
            <text:p>内衣、刀剑、青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丽水市</text:p>
          </table:table-cell>
          <table:table-cell office:value-type="string">
            <text:p>松阳县</text:p>
          </table:table-cell>
          <table:table-cell office:value-type="string">
            <text:p>大东坝镇</text:p>
          </table:table-cell>
          <table:table-cell office:value-type="string">
            <text:p>西山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丽水市</text:p>
          </table:table-cell>
          <table:table-cell office:value-type="string">
            <text:p>松阳县</text:p>
          </table:table-cell>
          <table:table-cell office:value-type="string">
            <text:p>古市镇</text:p>
          </table:table-cell>
          <table:table-cell office:value-type="string">
            <text:p>筏铺村</text:p>
          </table:table-cell>
          <table:table-cell office:value-type="string">
            <text:p>服饰、茶叶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宁波市</text:p>
          </table:table-cell>
          <table:table-cell office:value-type="string">
            <text:p>鄞州区</text:p>
          </table:table-cell>
          <table:table-cell office:value-type="string">
            <text:p>高桥镇</text:p>
          </table:table-cell>
          <table:table-cell office:value-type="string">
            <text:p>秀丰村</text:p>
          </table:table-cell>
          <table:table-cell office:value-type="string">
            <text:p>贺卡、明信片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宁波市</text:p>
          </table:table-cell>
          <table:table-cell office:value-type="string">
            <text:p>鄞州区</text:p>
          </table:table-cell>
          <table:table-cell office:value-type="string">
            <text:p>姜山镇</text:p>
          </table:table-cell>
          <table:table-cell office:value-type="string">
            <text:p>茅山村</text:p>
          </table:table-cell>
          <table:table-cell office:value-type="string">
            <text:p>地毯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绍兴市</text:p>
          </table:table-cell>
          <table:table-cell office:value-type="string">
            <text:p>诸暨市</text:p>
          </table:table-cell>
          <table:table-cell office:value-type="string">
            <text:p>暨阳街道</text:p>
          </table:table-cell>
          <table:table-cell office:value-type="string">
            <text:p>邱村</text:p>
          </table:table-cell>
          <table:table-cell office:value-type="string">
            <text:p>袜子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黄岩区</text:p>
          </table:table-cell>
          <table:table-cell office:value-type="string">
            <text:p>新前街道</text:p>
          </table:table-cell>
          <table:table-cell office:value-type="string">
            <text:p>前洋村</text:p>
          </table:table-cell>
          <table:table-cell office:value-type="string">
            <text:p>家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三门县</text:p>
          </table:table-cell>
          <table:table-cell office:value-type="string">
            <text:p>高枧乡</text:p>
          </table:table-cell>
          <table:table-cell office:value-type="string">
            <text:p>东谢村</text:p>
          </table:table-cell>
          <table:table-cell office:value-type="string">
            <text:p>道路减速带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天台县</text:p>
          </table:table-cell>
          <table:table-cell office:value-type="string">
            <text:p>坦头镇</text:p>
          </table:table-cell>
          <table:table-cell office:value-type="string">
            <text:p>东陈村</text:p>
          </table:table-cell>
          <table:table-cell office:value-type="string">
            <text:p>汽车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天台县</text:p>
          </table:table-cell>
          <table:table-cell office:value-type="string">
            <text:p>坦头镇</text:p>
          </table:table-cell>
          <table:table-cell office:value-type="string">
            <text:p>湖岸村</text:p>
          </table:table-cell>
          <table:table-cell office:value-type="string">
            <text:p>汽车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天台县</text:p>
          </table:table-cell>
          <table:table-cell office:value-type="string">
            <text:p>坦头镇</text:p>
          </table:table-cell>
          <table:table-cell office:value-type="string">
            <text:p>五百村</text:p>
          </table:table-cell>
          <table:table-cell office:value-type="string">
            <text:p>汽车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天台县</text:p>
          </table:table-cell>
          <table:table-cell office:value-type="string">
            <text:p>坦头镇</text:p>
          </table:table-cell>
          <table:table-cell office:value-type="string">
            <text:p>鱼山村</text:p>
          </table:table-cell>
          <table:table-cell office:value-type="string">
            <text:p>汽车用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温岭市</text:p>
          </table:table-cell>
          <table:table-cell office:value-type="string">
            <text:p>大溪镇</text:p>
          </table:table-cell>
          <table:table-cell office:value-type="string">
            <text:p>潘郎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温岭市</text:p>
          </table:table-cell>
          <table:table-cell office:value-type="string">
            <text:p>横峰街道</text:p>
          </table:table-cell>
          <table:table-cell office:value-type="string">
            <text:p>前陈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温岭市</text:p>
          </table:table-cell>
          <table:table-cell office:value-type="string">
            <text:p>泽国镇</text:p>
          </table:table-cell>
          <table:table-cell office:value-type="string">
            <text:p>夹屿村</text:p>
          </table:table-cell>
          <table:table-cell office:value-type="string">
            <text:p>热水器、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温岭市</text:p>
          </table:table-cell>
          <table:table-cell office:value-type="string">
            <text:p>泽国镇</text:p>
          </table:table-cell>
          <table:table-cell office:value-type="string">
            <text:p>牧屿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温岭市</text:p>
          </table:table-cell>
          <table:table-cell office:value-type="string">
            <text:p>泽国镇</text:p>
          </table:table-cell>
          <table:table-cell office:value-type="string">
            <text:p>双峰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温岭市</text:p>
          </table:table-cell>
          <table:table-cell office:value-type="string">
            <text:p>泽国镇</text:p>
          </table:table-cell>
          <table:table-cell office:value-type="string">
            <text:p>长大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台州市</text:p>
          </table:table-cell>
          <table:table-cell office:value-type="string">
            <text:p>仙居县</text:p>
          </table:table-cell>
          <table:table-cell office:value-type="string">
            <text:p>下各镇</text:p>
          </table:table-cell>
          <table:table-cell office:value-type="string">
            <text:p>黄梁陈村</text:p>
          </table:table-cell>
          <table:table-cell office:value-type="string">
            <text:p>家居饰品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瓯海区</text:p>
          </table:table-cell>
          <table:table-cell office:value-type="string">
            <text:p>潘桥街道</text:p>
          </table:table-cell>
          <table:table-cell office:value-type="string">
            <text:p>陈庄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瓯海区</text:p>
          </table:table-cell>
          <table:table-cell office:value-type="string">
            <text:p>仙岩街道</text:p>
          </table:table-cell>
          <table:table-cell office:value-type="string">
            <text:p>沈岙村</text:p>
          </table:table-cell>
          <table:table-cell office:value-type="string">
            <text:p>女装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黄田街道</text:p>
          </table:table-cell>
          <table:table-cell office:value-type="string">
            <text:p>千石村</text:p>
          </table:table-cell>
          <table:table-cell office:value-type="string">
            <text:p>鞋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江北街道</text:p>
          </table:table-cell>
          <table:table-cell office:value-type="string">
            <text:p>珠岙村</text:p>
          </table:table-cell>
          <table:table-cell office:value-type="string">
            <text:p>童装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桥下镇</text:p>
          </table:table-cell>
          <table:table-cell office:value-type="string">
            <text:p>方岙村</text:p>
          </table:table-cell>
          <table:table-cell office:value-type="string">
            <text:p>教玩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桥下镇</text:p>
          </table:table-cell>
          <table:table-cell office:value-type="string">
            <text:p>梅岙村</text:p>
          </table:table-cell>
          <table:table-cell office:value-type="string">
            <text:p>教玩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桥下镇</text:p>
          </table:table-cell>
          <table:table-cell office:value-type="string">
            <text:p>上村</text:p>
          </table:table-cell>
          <table:table-cell office:value-type="string">
            <text:p>演出服饰、教玩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桥下镇</text:p>
          </table:table-cell>
          <table:table-cell office:value-type="string">
            <text:p>西岙村</text:p>
          </table:table-cell>
          <table:table-cell office:value-type="string">
            <text:p>教玩具</text:p>
          </table:table-cell>
          <table:table-cell table:number-columns-repeated="1018"/>
        </table:table-row>
        <table:table-row table:style-name="ro3">
          <table:table-cell office:value-type="string">
            <text:p>浙江省</text:p>
          </table:table-cell>
          <table:table-cell office:value-type="string">
            <text:p>温州市</text:p>
          </table:table-cell>
          <table:table-cell office:value-type="string">
            <text:p>永嘉县</text:p>
          </table:table-cell>
          <table:table-cell office:value-type="string">
            <text:p>桥下镇</text:p>
          </table:table-cell>
          <table:table-cell office:value-type="string">
            <text:p>下斜村</text:p>
          </table:table-cell>
          <table:table-cell office:value-type="string">
            <text:p>教玩具</text:p>
          </table:table-cell>
          <table:table-cell table:number-columns-repeated="101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1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11:59:52</dc:date>
    <dc:creator>x wang</dc:creator>
    <meta:document-statistic meta:table-count="1" meta:cell-count="1279" meta:object-count="0"/>
    <meta:generator>OpenOffice/4.1.1$Unix OpenOffice.org_project/411m6$Build-9775</meta:generator>
  </office:meta>
</office:document-meta>
</file>